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e32c" officeooo:paragraph-rsid="001ae32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e32c"/>
    </style:style>
    <style:style style:name="T3" style:family="text">
      <style:text-properties fo:language="en" fo:country="US" officeooo:rsid="001b1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<text:span text:style-name="T2">The Be$st core for Brawl Stars Servers </text:span></text:p>
      <text:p text:style-name="Standard"><text:span text:style-name="T2"/></text:p>
      <text:p text:style-name="Standard"><text:span text:style-name="T2"><text:s text:c="3"/>Author: XidMods05, LombBS-(0: Designer, 1: Helper).</text:span></text:p>
      <text:p text:style-name="Standard"><text:span text:style-name="T2"><text:s text:c="3"/>AntiDDos will protect your server from an attack of (~seven terabytes) per second.</text:span></text:p>
      <text:p text:style-name="P1"><text:span text:style-name="T1"><text:s text:c="3"/>Available servers on core: 2. Admin-Server and Player-Server. Ports-v4 – 9119 (AS), 9339 (PS).</text:span></text:p>
      <text:p text:style-name="P1"><text:s text:c="61"/><text:span text:style-name="T3">GOOD LOOK!!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9T20:36:14.397000000</dc:date>
    <meta:editing-duration>PT20S</meta:editing-duration>
    <meta:editing-cycles>1</meta:editing-cycles>
    <meta:document-statistic meta:table-count="0" meta:image-count="0" meta:object-count="0" meta:page-count="1" meta:paragraph-count="5" meta:word-count="41" meta:character-count="391" meta:non-whitespace-character-count="240"/>
    <meta:generator>LibreOffice/7.3.4.2$Windows_X86_64 LibreOffice_project/728fec16bd5f605073805c3c9e7c4212a0120dc5</meta:generator>
  </office:meta>
</office:document-meta>
</file>